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47c31"/>
    </style:style>
    <style:style style:name="P2"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style>
    <style:style style:name="P3"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style>
    <style:style style:name="P4" style:family="paragraph" style:parent-style-name="Heading_20_1" style:list-style-name="L2"/>
    <style:style style:name="P5" style:family="paragraph">
      <style:paragraph-properties fo:text-align="center"/>
    </style:style>
    <style:style style:name="T1" style:family="text">
      <style:text-properties officeooo:rsid="00147c31"/>
    </style:style>
    <style:style style:name="T2" style:family="text">
      <style:text-properties fo:font-size="16pt" officeooo:rsid="00147c31" style:font-size-asian="14pt" style:font-size-complex="16pt"/>
    </style:style>
    <style:style style:name="T3" style:family="text">
      <style:text-properties officeooo:rsid="0015a49f"/>
    </style:style>
    <style:style style:name="T4" style:family="text">
      <style:text-properties officeooo:rsid="001642dc"/>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274cm" fo:min-width="0.212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321cm" fo:min-width="0.279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274cm" fo:min-width="0.31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9149501" text:style-name="L2">
        <text:list-item>
          <text:h text:style-name="P4" text:outline-level="1">Project Title and Overview</text:h>
        </text:list-item>
      </text:list>
      <text:p text:style-name="P1"><text:tab/><text:tab/><text:span text:style-name="T2">Dapp for Hospital Data using AION </text:span></text:p>
      <text:list xml:id="list170017670260710" text:continue-numbering="true" text:style-name="L2">
        <text:list-item>
          <text:h text:style-name="P4" text:outline-level="1">Purpose and Need</text:h>
        </text:list-item>
      </text:list>
      <text:p text:style-name="P2"><text:tab/><text:span text:style-name="T1">There are several apps available which are specific to the Doctors and let you know about the doctors available online or offline.There are also Apps available which tells the disorder or illness you are facing right now by providing some input.</text:span></text:p>
      <text:p text:style-name="P3"><text:tab/><text:span text:style-name="T1">But there aren’t any apps which provide data regarding the Hospitals available and how many “no. of beds” available at each hospital. These kind of data are not been achieved yet even without the use of Blockchain</text:span></text:p>
      <text:p text:style-name="P3"><text:tab/><text:span text:style-name="T1">Now this can be done without Blockchain too but having said that the linkage of all the hospital data which can be denoted as nodes as per Blockchain and Data like No. Of Beds, Doctors availibility can be added to Blockchain which can be safe and secure.</text:span></text:p>
      <text:list xml:id="list170017323857672" text:continue-numbering="true" text:style-name="L2">
        <text:list-item>
          <text:h text:style-name="P4" text:outline-level="1">Benefits and Costs</text:h>
        </text:list-item>
      </text:list>
      <text:p text:style-name="Text_20_body"><text:tab/><text:tab/><text:span text:style-name="T3">The main benefits here is that we have to provide a real time data which can be useful in this pandemic situation and also there can be transperacy between the hospital and the public. </text:span></text:p>
      <text:list xml:id="list170017412280308" text:continue-numbering="true" text:style-name="L2">
        <text:list-item>
          <text:h text:style-name="P4" text:outline-level="1">Implementation Method</text:h>
        </text:list-item>
      </text:list>
      <text:p text:style-name="Text_20_body"><draw:custom-shape text:anchor-type="paragraph" draw:z-index="3" draw:name="Shape4" draw:style-name="gr2" svg:width="0.424cm" svg:height="1.456cm" svg:x="7.892cm" svg:y="0.6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span text:style-name="T3">React/Vue/Angular FrontEnd</text:span></text:p>
      <text:p text:style-name="Text_20_body"><draw:line text:anchor-type="paragraph" draw:z-index="0" draw:name="Shape1" draw:style-name="gr1" draw:text-style-name="P5" svg:x1="8.023cm" svg:y1="-0.323cm" svg:x2="7.997cm" svg:y2="0.894cm"><text:p/></draw:line><text:tab/><text:tab/><text:tab/><text:tab/></text:p>
      <text:p text:style-name="Text_20_body"><draw:line text:anchor-type="paragraph" draw:z-index="1" draw:name="Shape2" draw:style-name="gr1" draw:text-style-name="P5" svg:x1="8.024cm" svg:y1="0.616cm" svg:x2="8.05cm" svg:y2="2.045cm"><text:p/></draw:line><draw:custom-shape text:anchor-type="paragraph" draw:z-index="4" draw:name="Shape5" draw:style-name="gr3" svg:width="0.556cm" svg:height="1.509cm" svg:x="7.839cm" svg:y="0.5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span text:style-name="T3">Node Server Hosted(Web3js)</text:span></text:p>
      <text:p text:style-name="Text_20_body"/>
      <text:p text:style-name="Text_20_body"><draw:line text:anchor-type="paragraph" draw:z-index="2" draw:name="Shape3" draw:style-name="gr1" draw:text-style-name="P5" svg:x1="8.024cm" svg:y1="0.587cm" svg:x2="8.024cm" svg:y2="1.963cm"><text:p/></draw:line><draw:custom-shape text:anchor-type="paragraph" draw:z-index="5" draw:name="Shape6" draw:style-name="gr4" svg:width="0.636cm" svg:height="1.456cm" svg:x="7.759cm" svg:y="0.6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span text:style-name="T3">NodeSmith API</text:span></text:p>
      <text:p text:style-name="Text_20_body"><text:tab/></text:p>
      <text:p text:style-name="Text_20_body"><text:tab/><text:tab/><text:tab/><text:tab/><text:span text:style-name="T3">AION SmartContract</text:span></text:p>
      <text:list xml:id="list170017209091114" text:continue-numbering="true" text:style-name="L2">
        <text:list-item>
          <text:h text:style-name="P4" text:outline-level="1"><text:soft-page-break/>Requirements</text:h>
        </text:list-item>
      </text:list>
      <text:p text:style-name="Text_20_body"><text:tab/><text:tab/><text:span text:style-name="T4">The Main thing here is the link Data between all the hospitals and how we will implement it.Scalability is major problem here.</text:span></text:p>
      <text:list xml:id="list170016072412576" text:continue-numbering="true" text:style-name="L2">
        <text:list-item>
          <text:h text:style-name="P4" text:outline-level="1">Expected Outcomes</text:h>
        </text:list-item>
      </text:list>
      <text:p text:style-name="Text_20_body"><text:tab/><text:tab/><text:span text:style-name="T4">If we were to achieve even 2-3 Hospital Data then it would give us a great headstart for this Application to used by every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6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6:07:33.847015742</meta:creation-date>
    <dc:date>2020-06-14T17:00:15.684304651</dc:date>
    <meta:editing-duration>PT7M17S</meta:editing-duration>
    <meta:editing-cycles>1</meta:editing-cycles>
    <meta:document-statistic meta:table-count="0" meta:image-count="0" meta:object-count="0" meta:page-count="2" meta:paragraph-count="19" meta:word-count="241" meta:character-count="1415" meta:non-whitespace-character-count="1162"/>
    <meta:generator>LibreOffice/6.0.7.3$Linux_X86_64 LibreOffice_project/00m0$Build-3</meta:generator>
  </office:meta>
</office:document-meta>
</file>